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text-properties fo:font-style="italic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officeooo:paragraph-rsid="00059f0f"/>
    </style:style>
    <style:style style:name="T1" style:family="text">
      <style:text-properties fo:font-weight="bold"/>
    </style:style>
    <style:style style:name="T2" style:family="text">
      <style:text-properties fo:font-weight="bold" officeooo:rsid="000480a6"/>
    </style:style>
    <style:style style:name="T3" style:family="text">
      <style:text-properties fo:font-weight="bold" officeooo:rsid="00059f0f"/>
    </style:style>
    <style:style style:name="T4" style:family="text">
      <style:text-properties fo:font-style="italic"/>
    </style:style>
    <style:style style:name="T5" style:family="text">
      <style:text-properties officeooo:rsid="000480a6"/>
    </style:style>
    <style:style style:name="T6" style:family="text">
      <style:text-properties officeooo:rsid="00059f0f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753f2"/>
    </style:style>
    <style:style style:name="T11" style:family="text">
      <style:text-properties officeooo:rsid="0008e2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 "Voo Louco" <text:span text:style-name="T11">d</text:span>a Ia: Melanie Mitchell <text:span text:style-name="T11">e</text:span> O Ulisses De Dante</text:h>
      <text:p text:style-name="P2">Por Antonio Carlos Olivieri</text:p>
      <text:p text:style-name="Text_20_body">Em um ensaio recente e profundo, a cientista da computação Melanie Mitchell resgatou as ideias d<text:span text:style-name="T5">o filósofo canadense-americano</text:span> Brian Cantwell Smith <text:span text:style-name="T5">(1950-2025) </text:span>para tocar n<text:span text:style-name="T5">um</text:span>a ferida aberta da tecnologia atual: a inteligência artificial tem "cálculo", mas carece totalmente de "juízo" (<text:a xlink:type="simple" xlink:href="https://aiguide.substack.com/p/on-brian-cantwell-smith-and-the-promise" text:style-name="Internet_20_link" text:visited-style-name="Visited_20_Internet_20_Link">https://aiguide.substack.com/p/on-brian-cantwell-smith-and-the-promise</text:a>). <text:span text:style-name="T6">O que isso significa?</text:span></text:p>
      <text:p text:style-name="Text_20_body">Mitchell argumenta que as máquinas processam trilhões de dados com uma eficácia assombrosa, mas não possuem o discernimento necessário para se responsabilizar pela verdade ou pelas consequências do que dizem. Elas habitam um vácuo existencial onde o sentido não existe, <text:span text:style-name="T6">há </text:span>apenas a probabilidade estatística, <text:span text:style-name="T6">que é paradoxalmente lógica, mas insensata.</text:span></text:p>
      <text:p text:style-name="Text_20_body">Ao ler essa distinção entre o poder técnico e a sabedoria moral, fui transportado imediatamente para o <text:span text:style-name="T1">Canto XXVI do Inferno</text:span>, de Dante Alighieri, <text:span text:style-name="T6">o eterno viajante dos mundos metafísicos</text:span>. Lá, encontramos <text:span text:style-name="T6">o herói grego </text:span>Ulisses, <text:span text:style-name="T9">condenado</text:span> <text:span text:style-name="T10">ao oitavo círculo do Inferno </text:span>não por uma falta de inteligência, mas por um excesso de astúcia desprovido de limites.</text:p>
      <text:p text:style-name="Text_20_body">O Ulisses de Dante é o precursor espiritual do entusiasta da AGI (Inteligência Artificial Geral). Ele convence seus companheiros a cruzar as Colunas de Hércules — o limite do mundo <text:span text:style-name="T6">na Antiguidade</text:span> — em um <text:span text:style-name="T4">"folle volo"</text:span> (voo louco). Sua justificativa é célebre:</text:p>
      <text:p text:style-name="P1">"Considerate la vostra semenza: / fatti non foste a viver come bruti, / ma per seguir virtute e c<text:span text:style-name="T6">o</text:span>noscenza."</text:p>
      <text:p text:style-name="Text_20_body">(Considerai a vossa linhagem: não fostes feitos para viver como brutos, mas para seguir a virtude e o conhecimento).</text:p>
      <text:p text:style-name="Text_20_body">O problema, como nota Dante e como reforça Melanie Mitchell à sua maneira, é que a busca pela <text:span text:style-name="T1">"c</text:span><text:span text:style-name="T3">o</text:span><text:span text:style-name="T1">noscenza"</text:span> (o conhecimento, os dados, o saber técnico) sem a <text:span text:style-name="T1">"virtute"</text:span> (o juízo, a ética, a conexão com o humano) leva inevitavelmente ao naufrágio.</text:p>
      <text:p text:style-name="P3">A IA contemporânea está em pleno "voo louco". Ela atravessou as Colunas de Hércules da linguagem e da lógica formal. No entanto, como Mitchell aponta, ela não tem o "juízo" para saber que está no alto-mar. Ela não tem a capacidade de "se importar" com a realidade, algo que só a experiência humana — e talvez a alma — permite.</text:p>
      <text:p text:style-name="Text_20_body">Ulisses terminou tragado pelo mar quando avistou a montanha do Purgatório, um lugar que ele podia ver, mas não compreender. Corremos o risco de criar máquinas que veem tudo, processam tudo, mas que, por lhes faltar o juízo moral, podem nos conduzir a um naufrágio coletivo, acreditando piamente que estamos apenas seguindo a "evolução".</text:p>
      <text:p text:style-name="Text_20_body">Nesta quinta-feira, vale a pena perguntar: estamos construindo ferramentas de libertação ou apenas financiando o próximo voo louco de um Ulisses digital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1:10:59.075758495</meta:creation-date>
    <dc:date>2026-03-12T11:07:14.174688354</dc:date>
    <meta:editing-duration>PT4H40M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424" meta:character-count="2711" meta:non-whitespace-character-count="2295"/>
  </office:meta>
</office:document-meta>
</file>